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33.39pt"/>
    </style:style>
    <style:style style:name="co10" style:family="table-column">
      <style:table-column-properties fo:break-before="auto" style:column-width="77.41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5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se-all-concrete-small_10.2-152-2--10e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dit Size</text:p>
          </table:table-cell>
          <table:table-cell office:value-type="string" calcext:value-type="string">
            <text:p>Total Example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Patch Distanc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.37" calcext:value-type="float">
            <text:p>14.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12.73" calcext:value-type="float">
            <text:p>12.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office:value-type="float" office:value="17.65" calcext:value-type="float">
            <text:p>17.6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7.94" calcext:value-type="float">
            <text:p>7.9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9.33" calcext:value-type="float">
            <text:p>9.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5.66" calcext:value-type="float">
            <text:p>5.6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5.48" calcext:value-type="float">
            <text:p>5.4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.79" calcext:value-type="float">
            <text:p>15.79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.29" calcext:value-type="float">
            <text:p>14.29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7.65" calcext:value-type="float">
            <text:p>17.6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4.29" calcext:value-type="float">
            <text:p>14.29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.69" calcext:value-type="float">
            <text:p>7.69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.56" calcext:value-type="float">
            <text:p>5.56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.09" calcext:value-type="float">
            <text:p>9.09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.57" calcext:value-type="float">
            <text:p>28.57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" calcext:value-type="float">
            <text:p>12</text:p>
          </table:table-cell>
          <table:table-cell table:number-columns-repeated="1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2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7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4"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20" calcext:value-type="float">
            <text:p>20</text:p>
          </table:table-cell>
          <table:table-cell table:number-columns-repeated="4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9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table:number-columns-repeated="11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2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4" calcext:value-type="float">
            <text:p>24</text:p>
          </table:table-cell>
          <table:table-cell table:number-columns-repeated="11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6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table:number-columns-repeated="11" office:value-type="float" office:value="31" calcext:value-type="float">
            <text:p>31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table:number-columns-repeated="11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5"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880" meta:object-count="0"/>
    <meta:generator>LibreOffice/6.0.7.3$Linux_X86_64 LibreOffice_project/00m0$Build-3</meta:generator>
  </office:meta>
</office:document-meta>
</file>